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Contents_20_Heading">
      <style:paragraph-properties fo:text-align="center" style:justify-single-word="false"/>
      <style:text-properties style:font-name="Arial4" fo:font-size="12pt" fo:language="pt" fo:country="BR" fo:font-weight="normal" officeooo:rsid="001d0934" officeooo:paragraph-rsid="001d0934" style:font-size-asian="12pt" style:font-weight-asian="normal" style:font-size-complex="12pt" style:font-weight-complex="normal"/>
    </style:style>
    <style:style style:name="P4" style:family="paragraph" style:parent-style-name="Contents_20_Heading">
      <style:paragraph-properties fo:text-align="center" style:justify-single-word="false"/>
      <style:text-properties style:font-name="Arial4" fo:font-size="12pt" fo:language="pt" fo:country="BR" fo:font-weight="normal" officeooo:rsid="001d0934" officeooo:paragraph-rsid="0043dda9" style:font-size-asian="12pt" style:font-weight-asian="normal" style:font-size-complex="12pt" style:font-weight-complex="normal"/>
    </style:style>
    <style:style style:name="P5" style:family="paragraph" style:parent-style-name="Contents_20_Heading">
      <style:paragraph-properties fo:text-align="center" style:justify-single-word="false"/>
      <style:text-properties style:font-name="Arial4" fo:font-size="12pt" fo:language="pt" fo:country="BR" fo:font-weight="normal" officeooo:rsid="0042075d" officeooo:paragraph-rsid="0042075d" style:font-size-asian="12pt" style:font-weight-asian="normal" style:font-size-complex="12pt" style:font-weight-complex="normal"/>
    </style:style>
    <style:style style:name="P6" style:family="paragraph" style:parent-style-name="Contents_20_Heading">
      <style:paragraph-properties fo:text-align="center" style:justify-single-word="false"/>
      <style:text-properties style:font-name="Arial4" fo:font-size="12pt" fo:language="pt" fo:country="BR" fo:font-weight="normal" officeooo:rsid="0042075d" officeooo:paragraph-rsid="0043dda9" style:font-size-asian="12pt" style:font-weight-asian="normal" style:font-size-complex="12pt" style:font-weight-complex="normal"/>
    </style:style>
    <style:style style:name="P7" style:family="paragraph" style:parent-style-name="Text_20_body">
      <style:text-properties style:font-name="Arial2" fo:font-size="12pt" fo:font-weight="bold" officeooo:rsid="001d0934" officeooo:paragraph-rsid="001d0934" style:font-name-asian="Microsoft YaHei" style:font-size-asian="28pt" style:font-weight-asian="bold" style:font-name-complex="Arial5" style:font-size-complex="28pt" style:font-weight-complex="bold"/>
    </style:style>
    <style:style style:name="P8" style:family="paragraph" style:parent-style-name="Text_20_body">
      <style:text-properties style:font-name="Arial2" fo:font-size="12pt" fo:font-weight="bold" officeooo:rsid="001d0934" officeooo:paragraph-rsid="0043dda9" style:font-name-asian="Microsoft YaHei" style:font-size-asian="28pt" style:font-weight-asian="bold" style:font-name-complex="Arial5" style:font-size-complex="28pt" style:font-weight-complex="bold"/>
    </style:style>
    <style:style style:name="P9" style:family="paragraph" style:parent-style-name="Text_20_body">
      <style:text-properties style:font-name="Arial2" fo:font-size="12pt" fo:font-weight="bold" officeooo:rsid="0042075d" officeooo:paragraph-rsid="001d0934" style:font-name-asian="Microsoft YaHei" style:font-size-asian="28pt" style:font-weight-asian="bold" style:font-name-complex="Arial5" style:font-size-complex="28pt" style:font-weight-complex="bold"/>
    </style:style>
    <style:style style:name="P10" style:family="paragraph" style:parent-style-name="Text_20_body">
      <style:text-properties style:font-name="Arial2" fo:font-size="12pt" fo:font-weight="bold" officeooo:rsid="0042075d" officeooo:paragraph-rsid="0042075d" style:font-name-asian="Microsoft YaHei" style:font-size-asian="28pt" style:font-weight-asian="bold" style:font-name-complex="Arial5" style:font-size-complex="28pt" style:font-weight-complex="bold"/>
    </style:style>
    <style:style style:name="P11" style:family="paragraph" style:parent-style-name="Text_20_body">
      <style:text-properties style:font-name="Arial2" fo:font-size="12pt" fo:font-weight="bold" officeooo:rsid="0042075d" officeooo:paragraph-rsid="0043dda9" style:font-name-asian="Microsoft YaHei" style:font-size-asian="28pt" style:font-weight-asian="bold" style:font-name-complex="Arial5" style:font-size-complex="28pt" style:font-weight-complex="bold"/>
    </style:style>
    <style:style style:name="P12" style:family="paragraph" style:parent-style-name="Text_20_body">
      <style:text-properties style:font-name="Arial2" fo:font-size="12pt" fo:font-weight="normal" officeooo:rsid="001d0934" officeooo:paragraph-rsid="001d0934" style:font-name-asian="Microsoft YaHei" style:font-size-asian="28pt" style:font-weight-asian="normal" style:font-name-complex="Arial5" style:font-size-complex="28pt" style:font-weight-complex="normal"/>
    </style:style>
    <style:style style:name="P13" style:family="paragraph" style:parent-style-name="Text_20_body">
      <style:text-properties style:font-name="Arial2" fo:font-size="12pt" fo:font-weight="normal" officeooo:rsid="001d0934" officeooo:paragraph-rsid="0043dda9" style:font-name-asian="Microsoft YaHei" style:font-size-asian="28pt" style:font-weight-asian="normal" style:font-name-complex="Arial5" style:font-size-complex="28pt" style:font-weight-complex="normal"/>
    </style:style>
    <style:style style:name="P14" style:family="paragraph" style:parent-style-name="Text_20_body">
      <style:paragraph-properties fo:text-align="center" style:justify-single-word="false"/>
      <style:text-properties style:font-name="Arial1" fo:language="pt" fo:country="BR" fo:font-weight="bold" officeooo:rsid="003e3a67" officeooo:paragraph-rsid="003e3a67" fo:background-color="#ffff00" style:font-weight-asian="bold" style:font-weight-complex="bold"/>
    </style:style>
    <style:style style:name="P15" style:family="paragraph" style:parent-style-name="Text_20_body">
      <style:paragraph-properties fo:text-align="center" style:justify-single-word="false"/>
      <style:text-properties style:font-name="Arial1" fo:language="pt" fo:country="BR" fo:font-weight="bold" officeooo:rsid="003e3a67" officeooo:paragraph-rsid="0043dda9" fo:background-color="#ffff00" style:font-weight-asian="bold" style:font-weight-complex="bold"/>
    </style:style>
    <style:style style:name="P16" style:family="paragraph" style:parent-style-name="Text_20_body">
      <style:text-properties officeooo:paragraph-rsid="004195c8"/>
    </style:style>
    <style:style style:name="P17" style:family="paragraph" style:parent-style-name="Text_20_body">
      <style:paragraph-properties fo:text-align="center" style:justify-single-word="false"/>
      <style:text-properties officeooo:paragraph-rsid="0043dda9"/>
    </style:style>
    <style:style style:name="P18" style:family="paragraph" style:parent-style-name="Text_20_body">
      <style:paragraph-properties fo:text-align="center" style:justify-single-word="false"/>
      <style:text-properties officeooo:paragraph-rsid="00441f32"/>
    </style:style>
    <style:style style:name="P19" style:family="paragraph" style:parent-style-name="Contents_20_1">
      <style:paragraph-properties>
        <style:tab-stops>
          <style:tab-stop style:position="16cm" style:type="right" style:leader-style="dotted" style:leader-text="."/>
        </style:tab-stops>
      </style:paragraph-properties>
    </style:style>
    <style:style style:name="P20" style:family="paragraph" style:parent-style-name="Contents_20_2">
      <style:paragraph-properties>
        <style:tab-stops>
          <style:tab-stop style:position="15.501cm" style:type="right" style:leader-style="dotted" style:leader-text="."/>
        </style:tab-stops>
      </style:paragraph-properties>
    </style:style>
    <style:style style:name="P21" style:family="paragraph" style:parent-style-name="Contents_20_Heading">
      <style:paragraph-properties fo:break-before="page"/>
    </style:style>
    <style:style style:name="P22" style:family="paragraph" style:parent-style-name="Bibliography_20_Heading">
      <style:paragraph-properties fo:break-before="page"/>
    </style:style>
    <style:style style:name="P23" style:family="paragraph" style:parent-style-name="Text_20_body">
      <style:paragraph-properties fo:text-align="center" style:justify-single-word="false" fo:break-before="page"/>
      <style:text-properties officeooo:paragraph-rsid="00441f32"/>
    </style:style>
    <style:style style:name="P24" style:family="paragraph" style:parent-style-name="Bibliography_20_1">
      <style:paragraph-properties>
        <style:tab-stops/>
      </style:paragraph-properties>
    </style:style>
    <style:style style:name="P25" style:family="paragraph" style:parent-style-name="Contents_20_1">
      <style:paragraph-properties>
        <style:tab-stops>
          <style:tab-stop style:position="16cm" style:type="right" style:leader-style="dotted" style:leader-text="."/>
        </style:tab-stops>
      </style:paragraph-properties>
    </style:style>
    <style:style style:name="P26" style:family="paragraph" style:parent-style-name="Contents_20_Heading">
      <style:paragraph-properties fo:break-before="page"/>
    </style:style>
    <style:style style:name="P27" style:family="paragraph" style:parent-style-name="Footnote">
      <style:paragraph-properties style:writing-mode="lr-tb"/>
    </style:style>
    <style:style style:name="P28" style:family="paragraph" style:parent-style-name="Heading_20_1" style:list-style-name="">
      <style:text-properties style:font-name="Arial4" fo:font-size="12pt" fo:language="pt" fo:country="BR" fo:font-style="normal" fo:font-weight="bold" officeooo:rsid="00053733" officeooo:paragraph-rsid="001deff8" style:font-size-asian="12pt" style:font-style-asian="normal" style:font-weight-asian="bold" style:font-size-complex="12pt" style:font-style-complex="normal" style:font-weight-complex="bold"/>
    </style:style>
    <style:style style:name="P29" style:family="paragraph" style:parent-style-name="Heading_20_1" style:list-style-name="WWNum1">
      <style:paragraph-properties fo:text-align="start" style:justify-single-word="false" fo:break-before="page" style:writing-mode="lr-tb"/>
      <style:text-properties officeooo:paragraph-rsid="00472cb4"/>
    </style:style>
    <style:style style:name="P30" style:family="paragraph" style:parent-style-name="Heading_20_2">
      <style:text-properties officeooo:rsid="004195c8" officeooo:paragraph-rsid="004195c8"/>
    </style:style>
    <style:style style:name="P31" style:family="paragraph" style:parent-style-name="Text_20_body" style:master-page-name="CTM_20__7c__20_Capa">
      <style:paragraph-properties fo:text-align="center" style:justify-single-word="false" style:page-number="auto"/>
    </style:style>
    <style:style style:name="P32" style:family="paragraph" style:parent-style-name="Text_20_body">
      <style:paragraph-properties fo:text-align="end" style:justify-single-word="false" style:writing-mode="lr-tb"/>
      <style:text-properties officeooo:paragraph-rsid="00472cb4"/>
    </style:style>
    <style:style style:name="P33" style:family="paragraph" style:parent-style-name="Text_20_body">
      <style:paragraph-properties fo:text-align="justify" style:justify-single-word="false" style:writing-mode="lr-tb"/>
      <style:text-properties officeooo:paragraph-rsid="00472cb4"/>
    </style:style>
    <style:style style:name="P34" style:family="paragraph" style:parent-style-name="Text_20_body">
      <style:paragraph-properties fo:margin-left="0cm" fo:margin-right="0cm" fo:text-align="justify" style:justify-single-word="false" fo:text-indent="0cm" style:auto-text-indent="false" style:writing-mode="lr-tb"/>
      <style:text-properties officeooo:paragraph-rsid="00472cb4"/>
    </style:style>
    <style:style style:name="T1" style:family="text">
      <style:text-properties officeooo:rsid="001d0934"/>
    </style:style>
    <style:style style:name="T2" style:family="text">
      <style:text-properties style:font-name="Arial1" fo:language="pt" fo:country="BR" officeooo:rsid="0031a03f"/>
    </style:style>
    <style:style style:name="T3" style:family="text">
      <style:text-properties style:font-name="Arial1" fo:language="pt" fo:country="BR" officeooo:rsid="003e3a67" fo:background-color="#ffff00" loext:char-shading-value="0"/>
    </style:style>
    <style:style style:name="T4" style:family="text">
      <style:text-properties style:font-name="Arial1" fo:language="pt" fo:country="BR" officeooo:rsid="004195c8"/>
    </style:style>
    <style:style style:name="T5" style:family="text">
      <style:text-properties style:font-name="Arial1" fo:font-size="10pt" fo:language="pt" fo:country="BR" officeooo:rsid="0043dda9"/>
    </style:style>
    <style:style style:name="T6" style:family="text">
      <style:text-properties style:font-name="Arial1" fo:font-size="10pt" fo:language="pt" fo:country="BR" officeooo:rsid="0043dda9" fo:background-color="#ffff00" loext:char-shading-value="0"/>
    </style:style>
    <style:style style:name="T7" style:family="text">
      <style:text-properties officeooo:rsid="001d0934" fo:background-color="transparent" loext:char-shading-value="0"/>
    </style:style>
    <style:style style:name="T8" style:family="text">
      <style:text-properties officeooo:rsid="004195c8"/>
    </style:style>
    <style:style style:name="T9" style:family="text">
      <style:text-properties officeooo:rsid="0043dda9"/>
    </style:style>
    <style:style style:name="T10" style:family="text">
      <style:text-properties officeooo:rsid="0043dda9" fo:background-color="#ffff00" loext:char-shading-value="0"/>
    </style:style>
    <style:style style:name="T11" style:family="text">
      <style:text-properties fo:language="pt" fo:country="BR"/>
    </style:style>
    <style:style style:name="T12" style:family="text">
      <style:text-properties fo:language="pt" fo:country="BR" fo:font-style="normal"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fo:font-style="italic" style:font-style-asian="italic" style:font-style-complex="italic"/>
    </style:style>
    <style:style style:name="T16" style:family="text">
      <style:text-properties fo:font-style="italic" style:text-underline-style="none" style:font-style-asian="italic" style:font-style-complex="italic"/>
    </style:style>
    <style:style style:name="T17" style:family="text">
      <style:text-properties style:use-window-font-color="true" fo:font-style="normal" style:font-style-asian="normal" style:font-style-complex="normal"/>
    </style:style>
    <style:style style:name="T18" style:family="text">
      <style:text-properties style:use-window-font-color="true" fo:language="pt" fo:country="BR" fo:font-style="normal" style:font-style-asian="normal" style:font-style-complex="normal"/>
    </style:style>
    <style:style style:name="T19" style:family="text">
      <style:text-properties style:use-window-font-color="true" fo:font-style="italic" style:font-style-asian="italic" style:font-style-complex="italic"/>
    </style:style>
    <style:style style:name="T20" style:family="text">
      <style:text-properties style:use-window-font-color="true" fo:font-size="12pt" fo:font-style="normal" fo:font-weight="normal" style:font-size-asian="12pt" style:font-style-asian="normal" style:font-weight-asian="normal" style:font-size-complex="12pt" style:font-style-complex="normal" style:font-weight-complex="normal"/>
    </style:style>
    <style:style style:name="T21" style:family="text">
      <style:text-properties style:use-window-font-color="true" fo:font-size="12pt" fo:font-style="italic" fo:font-weight="normal" style:font-size-asian="12pt" style:font-style-asian="italic" style:font-weight-asian="normal" style:font-size-complex="12pt" style:font-style-complex="italic" style:font-weight-complex="normal"/>
    </style:style>
    <style:style style:name="T22" style:family="text">
      <style:text-properties style:use-window-font-color="true" fo:font-size="12pt" fo:language="pt" fo:country="BR" fo:font-style="normal" fo:font-weight="normal" style:font-size-asian="12pt" style:font-style-asian="normal" style:font-weight-asian="normal" style:font-size-complex="12pt" style:font-style-complex="normal" style:font-weight-complex="normal"/>
    </style:style>
    <style:style style:name="T23" style:family="text">
      <style:text-properties fo:font-size="10pt" style:font-size-asian="10pt" style:font-size-complex="10pt"/>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bookmark-start text:name="__RefHeading___Toc74_2961738099"/>JEDIEL DA ROSA RIBEIRO<text:bookmark-end text:name="__RefHeading___Toc74_2961738099"/></text:p>
      <text:p text:style-name="P3"/>
      <text:p text:style-name="P3"/>
      <text:p text:style-name="P3"/>
      <text:p text:style-name="P3"/>
      <text:p text:style-name="P5"/>
      <text:p text:style-name="P3"/>
      <text:p text:style-name="P14">TÍTULO DO TRABALHO</text:p>
      <text:p text:style-name="P7"/>
      <text:p text:style-name="P7"/>
      <text:p text:style-name="P7"/>
      <text:p text:style-name="P7"/>
      <text:p text:style-name="P7"/>
      <text:p text:style-name="P9"/>
      <text:p text:style-name="P10"/>
      <text:p text:style-name="P7"/>
      <text:p text:style-name="P12"/>
      <text:p text:style-name="P12"/>
      <text:p text:style-name="P12"/>
      <text:p text:style-name="P12"/>
      <text:p text:style-name="P18"><text:span text:style-name="T2">GASPAR</text:span>/SC<text:line-break/><text:span text:style-name="T3">[ MÊS ]</text:span><text:span text:style-name="T7"> </text:span><text:span text:style-name="T1">DE 2021</text:span></text:p>
      <text:p text:style-name="P23">JEDIEL DA ROSA RIBEIRO</text:p>
      <text:p text:style-name="P4"/>
      <text:p text:style-name="P4"/>
      <text:p text:style-name="P4"/>
      <text:p text:style-name="P4"/>
      <text:p text:style-name="P6"/>
      <text:p text:style-name="P4"/>
      <text:p text:style-name="P15">TÍTULO DO TRABALHO</text:p>
      <text:p text:style-name="Abstrato">Trabalho apresentado à professora <text:span text:style-name="T5">[</text:span><text:span text:style-name="T6">NOME DA PROFESSORA</text:span><text:span text:style-name="T5">]</text:span> por exigência da disciplina <text:span text:style-name="T9">[</text:span><text:span text:style-name="T10">NOME DA DISCIPLINA</text:span><text:span text:style-name="T9">] do </text:span>curso de Teologia e Missão do Centro de Treinamento Missionário Vida – CTMVida.</text:p>
      <text:p text:style-name="P8"/>
      <text:p text:style-name="P11"/>
      <text:p text:style-name="P11"/>
      <text:p text:style-name="P11"/>
      <text:p text:style-name="P8"/>
      <text:p text:style-name="P13"/>
      <text:p text:style-name="P13"/>
      <text:p text:style-name="P13"/>
      <text:p text:style-name="P13"/>
      <text:p text:style-name="P17"><text:bookmark-start text:name="__RefHeading___Toc76_29617380991"/><text:span text:style-name="T2">GASPAR</text:span>/SC<text:line-break/><text:span text:style-name="T3">[ MÊS ]</text:span><text:span text:style-name="T7"> </text:span><text:span text:style-name="T1">DE 2021</text:span><text:bookmark-end text:name="__RefHeading___Toc76_29617380991"/></text:p>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21">Sumário</text:p>
          </text:index-title>
          <text:p text:style-name="P19"><text:a xlink:type="simple" xlink:href="#__RefHeading___Toc2542_4122488046" text:style-name="Index_20_Link" text:visited-style-name="Index_20_Link">​ Prefácio<text:tab/>4</text:a></text:p>
        </text:index-body>
      </text:table-of-content>
      <text:h text:style-name="P28" text:outline-level="1"/>
      <text:list xml:id="list205565206" text:style-name="WWNum1">
        <text:list-item>
          <text:h text:style-name="P29" text:outline-level="1"><text:bookmark-start text:name="__RefHeading___Toc2542_4122488046"/>Prefácio<text:bookmark-end text:name="__RefHeading___Toc2542_4122488046"/></text:h>
        </text:list-item>
      </text:list>
      <text:p text:style-name="P33"><text:tab/>Ouvi dizer que talvez, um aluno de um seminário cristão<text:note text:id="ftn8" text:note-class="footnote"><text:note-citation>1</text:note-citation><text:note-body><text:p text:style-name="P27">CTMVida – Centro de Treinamento Missionário Vida. Gaspar, SC.</text:p></text:note-body></text:note> não devesse dedicar <text:span text:style-name="T11">seu</text:span> <text:span text:style-name="T13">TCC</text:span> para falar sobre jogos eletrônicos, um tema tão banal e irrelevante para a igreja<text:span text:style-name="T13">. Isso, baseado na ideia de que os jogos eletrônicos não têm espaço nem relevância no meio religioso </text:span><text:span text:style-name="T12">e no</text:span><text:span text:style-name="T13"> </text:span><text:span text:style-name="T12">mundo </text:span><text:span text:style-name="T13">cristão. Não pretendo criticar aqueles que pensam que o estudo dos </text:span><text:span text:style-name="T15">jogos eletrônicos</text:span><text:span text:style-name="T13"> e da religião seja perda de tempo. Eu entendo o ceticismo</text:span><text:span text:style-name="T12"> dessas pessoas, a</text:span><text:span text:style-name="T13">final, é </text:span><text:span text:style-name="T12">uma ideia</text:span><text:span text:style-name="T13"> que não tem sido tão <text:s/>explorada quanto poderia, tanto no meio acadêmico quanto no meio cristão. Assim, ainda há muito </text:span><text:span text:style-name="T15">tabu</text:span><text:span text:style-name="T13"> envolvendo esse tópico, com pensamentos de que jogos são </text:span><text:span text:style-name="T15">apenas um passatempo</text:span><text:span text:style-name="T13">, uma </text:span><text:span text:style-name="T15">distração</text:span><text:span text:style-name="T13"> para crianças e adolescentes, ou </text:span><text:span text:style-name="T15">lazer </text:span><text:span text:style-name="T13">para jovens e adultos. Contudo, é fato que não apenas religiões, mas também ideologias e culturas estão presentes, tanto explicitamente quanto implicitamente em inúmeros títulos de grande sucesso</text:span><text:span text:style-name="T13"><text:note text:id="ftn7" text:note-class="footnote"><text:note-citation>2</text:note-citation><text:note-body><text:p text:style-name="P27">Como por exemplo: <text:span text:style-name="T17">Shadow of the Collosus, God of War, The Last Guardian, The Last of Us, Uncharted, Life is Strange e muitos outros.</text:span></text:p></text:note-body></text:note></text:span><text:span text:style-name="T13">. Essas ideias são passadas pelos desenvolvedores e criadores dos jogos, mesmo isso podendo, ou não ser intencional. Na maioria das vezes, a inclusão de uma cosmovisão é planejada e desempenha um papel fundamental no enredo dos jogos. Mas, até mesmo se os criadores não quisessem introduzir sua cosmovisão em seus jogos, eles falhariam. Não existem criadores neutros</text:span><text:span text:style-name="T17"><text:note text:id="ftn6" text:note-class="footnote"><text:note-citation>3</text:note-citation><text:note-body><text:p text:style-name="P27">Francis Schaeffer, em seu livro desenvolve essa ideia dizendo que é praticamente impossível para o artísta trabalhar no nível da "arte pela arte“.</text:p></text:note-body></text:note></text:span><text:span text:style-name="T13">, todos temos uma cosmovisão pela qual enxergamos o mundo ao nosso redor e pela qual tomamos decisões. </text:span><text:span text:style-name="T17">Todos temos uma cultura da qual fazemos parte. Todos nós, querendo ou não, acreditamos em algo. Seja na existência ou inexistência de Deus ou de deuses. Não há como fugir do impacto que </text:span><text:span text:style-name="T18">isso</text:span><text:span text:style-name="T17"> têm sobre nós, nem da influência que os jogos têm como ferramenta para compartilhar cosmovisões.</text:span></text:p>
      <text:p text:style-name="P33"><text:span text:style-name="T13"><text:tab/>O que me fez querer escrever sobre jogos eletrônicos foi primeiramente a </text:span><text:span text:style-name="T15">aparente negligência da igreja em relação aos jogos e ao mundo dos gamers</text:span><text:span text:style-name="T13">. A igreja tem se movido para alcançar realidades que antes haviam sido </text:span><text:soft-page-break/><text:span text:style-name="T13">negligenciadas</text:span><text:span text:style-name="T17"><text:note text:id="ftn5" text:note-class="footnote"><text:note-citation>4</text:note-citation><text:note-body><text:p text:style-name="P27">Vale citar o espetáculo "Haja Luz“, apresentado pelo grupo de teatro <text:span text:style-name="T15">Cia Cristo em Foco</text:span> na Sede da Igreja Evangélica Assembleia de Deus de Blumenau.</text:p></text:note-body></text:note></text:span><text:span text:style-name="T13">. Principalmente, no ambiente artístico. Vemos a igreja se posicionando de maneira relevante, trazendo consigo verdades da bíblia para o público que, de outra forma não teria uma oportunidade digna de conhecer o evangelho</text:span><text:span text:style-name="T17"><text:note text:id="ftn4" text:note-class="footnote"><text:note-citation>5</text:note-citation><text:note-body><text:p text:style-name="P27">Essa ideia <text:span text:style-name="T23">foi retirada do</text:span> livro <text:span text:style-name="T15">Missiologia: A missão transcultural da igreja</text:span><text:span text:style-name="T13"> de Larry D. Pate. Ele fala no contexto da necessidade de haver uma igreja(templo específico) na língua e cultura de cada grupo étnico.</text:span></text:p></text:note-body></text:note></text:span><text:span text:style-name="T13">, como por exemplo <text:s/>apenas através de mensagens que são pregadas no púlpito ou de movimentos evangelísticos. No livro </text:span><text:span text:style-name="T15">A família na era </text:span><text:span text:style-name="T13">digital, de Lediel Santos, o autor apresenta inúmeros dados, mostrando a influência dos jogos nas famílias e no mundo de hoje. Esses dados nos revelam como os adolescentes em sua maioria possuem acesso à internet e consequentemente aos jogos eletrônicos. É fato que a maioria das crianças fazem parte </text:span><text:span text:style-name="T12">do </text:span><text:span text:style-name="T13">mundo dos jogos hoje, sejam elas espectadoras através do youtube, ou jogadores ativos. A procura de aconselhamento com pastores para controlar seus filhos que estão viciados em redes sociais e jogos eletrônicos, são realidades cada vez mais comuns enfrentadas na igreja. O mundo dos jogos está longe de estar distante da realidade dos cristãos. </text:span><text:span text:style-name="T17">Cada vez mais </text:span><text:span text:style-name="T18">assistimos</text:span><text:span text:style-name="T17"> a depravação da humanidade sendo expressa através dos jogos de várias maneiras e temos nos afastado como igreja. Contudo, </text:span><text:span text:style-name="T18">algo mais alarmante</text:span><text:span text:style-name="T17"> é que acabamos afastando a salvação para longe dos </text:span><text:span text:style-name="T19">gamers</text:span><text:span text:style-name="T17">, pois não vemos também, a salvação da humanidade através de Cristo sendo expressa de várias maneiras através dos jogos.</text:span></text:p>
      <text:p text:style-name="P33"><text:span text:style-name="T13"><text:tab/>Em segundo lugar, fui incentivado pois, minha infância foi, em grande parte, vivenciada no </text:span><text:span text:style-name="T15">mundo dos jogos</text:span><text:span text:style-name="T13">. Mesmo nascendo num lar cristão, participando de todos os cultos, estando envolvido na igreja constantemente, vivi grande parte da minha vida dentro da igreja, mas totalmente distante da mensagem pregada no púlpito</text:span><text:span text:style-name="T17"><text:note text:id="ftn3" text:note-class="footnote"><text:note-citation>6</text:note-citation><text:note-body><text:p text:style-name="P27">Não desvalorizando a pregação, mas demonstrando como além da pregação, a igreja também pode e deve estar presente nas diversas realidades do undo, mais especificamente no mundo dos jogos.</text:p></text:note-body></text:note></text:span><text:span text:style-name="T13">. Em outras palavras, a pregação do púlpito não foi suficiente</text:span><text:span text:style-name="T12"> para alcançar a mim. A pregação parecia estar anos-luz da minha realidade</text:span><text:span text:style-name="T20">. O pregador na igreja e eu no mundo dos jogos. A mensagem de Deus ficava </text:span><text:span text:style-name="T21">apenas </text:span><text:span text:style-name="T20">na igreja. Se espera </text:span><text:soft-page-break/><text:span text:style-name="T20">que o mundo venha até nós e ouça passivamente sobre coisas que talvez não façam parte de sua realidade. Deus nos deu um modelo a seguir em seu filho, Jesus Cristo. Ele deixou sua glória, se humilhou e se esvaziou de si mesmo para vir à nos em carne viver conosco </text:span><text:span text:style-name="T21">em nosso mundo</text:span><text:span text:style-name="T21"><text:note text:id="ftn2" text:note-class="footnote"><text:note-citation>7</text:note-citation><text:note-body><text:p text:style-name="P27">Referência à definição de Missão de John Stott em seu livro, A missão cristã no mundo moderno.</text:p></text:note-body></text:note></text:span><text:span text:style-name="T20">. Não podemos resumir a missão nas mensagens pregadas no púlpito da igreja, mas </text:span><text:span text:style-name="T22">em</text:span><text:span text:style-name="T20"> abrir mão em favor de </text:span><text:span text:style-name="T22">muitos</text:span><text:span text:style-name="T20">, para alcançar mundos e realidades que ainda estão sob o domínio das trevas. </text:span><text:span text:style-name="T22">A luz veio e brilhou entre nós</text:span><text:span text:style-name="T20">. Isso tem acontecido e a igreja tem se movido <text:s/>para alcançar realidades como </text:span><text:span text:style-name="T22">o universo da música</text:span><text:span text:style-name="T20">, alcançando os diversos grupos que se formaram em torno </text:span><text:span text:style-name="T22">dos</text:span><text:span text:style-name="T20"> diferentes estilos musicais, com os filmes e até mesmo com o teatro que sempre foi colocado de lado pela igreja, e considerado uma “ferramenta depravada” (talvez, por conta de sua história). Mas, quando olhamos para os jogos? Não há presença relevante da igreja</text:span><text:span text:style-name="T20"><text:note text:id="ftn1" text:note-class="footnote"><text:note-citation>8</text:note-citation><text:note-body><text:p text:style-name="P27">Não há jogos cristãos em nenhuma das 3 maiores distribuidoras de jogos como Steam, Origin e Epic Games.</text:p></text:note-body></text:note></text:span><text:span text:style-name="T20">.</text:span></text:p>
      <text:p text:style-name="P34"><text:span text:style-name="T20"><text:tab/>Em terceiro lugar, acredito que </text:span><text:span text:style-name="T21">a arte não deve ser vista e definida em função de seus meios(métodos, técnicas e formas) ou fins(resultado, expressão, crítica, etc), mas principalmente de sua inspiração(motivação, start)</text:span><text:span text:style-name="T20">. Mas o que os jogos têm a ver com a arte? A arte, é um meio pelo qual conhecimento, sentimentos, emoções, realidades e histórias são </text:span><text:span text:style-name="T21">expressas</text:span><text:span text:style-name="T20">, e </text:span><text:span text:style-name="T21">compartilhadas</text:span><text:span text:style-name="T20">. Porém, quando pensamos em arte, a primeira coisa que vem na nossa cabeça são pinturas, desenhos, esculturas, artesanato, dança, música, teatro, cinema, etc. Mas, porque não dizer que jogos, não apenas contém inúmeras formas de arte, mas, que </text:span><text:span text:style-name="T21">são</text:span><text:span text:style-name="T20"> uma obra de arte em si. Através dos jogos, não apenas divertimos, entretemos e distraimos as pessoas, mas histórias são transmitidas, sentimentos são expostos, realidades vivenciadas, e isso, de uma maneira totalmente distinta e particular das outras formas de arte, através da </text:span><text:span text:style-name="T21">interatividade</text:span><text:span text:style-name="T20">. Há muita beleza </text:span><text:span text:style-name="T22">nos </text:span><text:span text:style-name="T20">jogos.</text:span><text:span text:style-name="T21"> </text:span><text:span text:style-name="T22">Contudo</text:span><text:span text:style-name="T20">, a mídia e a igreja, pintam uma imagem negativa dos jogos, focando apenas na depravação e imoralidade exposta, como por exemplo violência explícita, conteúdo sexual e imoralidades em geral. </text:span><text:span text:style-name="T22">Contudo, a expressão, a beleza, e a sinceridade com que criadores têm derramado suas vidas e suas ideias em jogos <text:s/></text:span><text:soft-page-break/><text:span text:style-name="T22">têm sido negligenciadas, porém, o impacto que isso tem gerado em milhões ou até bilhões de pessoas não foi nem pode ser negligenciado pela mídia nem muito menos pela igreja.</text:span></text:p>
      <text:p text:style-name="P33"><text:span text:style-name="T13"><text:tab/>A igreja têm se calado e negligênciado o </text:span><text:span text:style-name="T15">mundo dos gamers</text:span><text:span text:style-name="T13">, mas o mundo não. Quando olhamos para o caos nos jogos eletrônicos </text:span><text:span text:style-name="T17">(ou seja, violência extrema, sexualidade explícita, homossexualidade e imoralidade),</text:span><text:span text:style-name="T13"> valores morais e sociais distorcidos, dizemos que </text:span><text:span text:style-name="T15">os jogos</text:span><text:span text:style-name="T13"> são culpados e incentivam o caos e a desmoralização da sociedade, logo, essas pessoas mantêm distância, fogem e não se deixam envolver. Assim os jogos <text:s/>são “deixados nas trevas de onde saíram” e as pessoas continuam vivendo, ignorando os bilhões de pessoas que fazem parte desse mundo. Algumas, assim como eu, nunca serão alcançadas pelas mensagens pregadas na igreja toda semana, ou pelos movimentos evangelísticos esporádicos realizados pela igreja. Pessoas que estão apenas esperando alguém para apresentar a luz à elas de uma maneira que possam, de fato, compreender. </text:span><text:span text:style-name="T17">O principal motivo pelo qual os jogos estão cada vez mais depravados e moralmente corrompidos, é justamente porque a igreja não tem se importado com sua realidade.</text:span><text:span text:style-name="T13"> Não há incentivo, mas, normalmente rejeição em relação aos jogos eletrônicos no meio cristão, pois são tratados como uma </text:span><text:span text:style-name="T15">ferramenta depravada </text:span><text:span text:style-name="T13">que serve como incentivo para violência e imoralidades. A omissão da igreja em relação ao mundo dos </text:span><text:span text:style-name="T12">jogos</text:span><text:span text:style-name="T13"> não resolve esse problema da imoralidade presente em inúmeros jogos, mas sim, acaba agravando ainda mais, pois quem tem a resposta não a está levando aos gamers. <text:s/>Não há posicionamento em favor do enorme público que diariamente procura por alguma resposta para preencher </text:span><text:span text:style-name="T12">seu vazio existencial</text:span><text:span text:style-name="T13">, algo que possa satisfazer suas carências e desejos. Mas, não encontram nada nos jogos, e </text:span><text:span text:style-name="T14">não é culpa</text:span><text:span text:style-name="T16"> dos jogos</text:span><text:span text:style-name="T14">. N</text:span><text:span text:style-name="T17">ão há posicionamento da igreja em compaixão para levar as verdades do evangelho aos gamers também!</text:span><text:span text:style-name="T13"> Ao negligenciar realidades como a realidade do mundo dos jogos simplesmente por dizer que são ferramentas depravadas e uma comunidade tóxica, ou até “algo mundano”, estamos dizendo que, não acreditamos verdadeiramente que Jesus Cristo pode redimir e resignificar toda a vida. </text:span><text:span text:style-name="T17">Se ele pode redimir a nós, apesar dos nossos piores pecados, essa </text:span><text:soft-page-break/><text:span text:style-name="T17">nova vida que ganhamos em Cristo e hoje vivemos, é suficiente, assim como Jesus Cristo, para influenciar realidades desafiadoras, mundos distantes e alcançar povos ainda não alcançados!</text:span></text:p>
      <text:p text:style-name="P33"><text:span text:style-name="T13"><text:tab/>Pretendo através da presente monografia apresentar a realidade do mundo dos jogos, os jogos como uma ferramenta artística relevante, a realidade dos gamers, e expor o preconceito entre esse mundo e a igreja, e a relevância da igreja nessa realidade.</text:span></text:p>
      <text:p text:style-name="P32"><text:span text:style-name="T12">Jediel da Rosa Ribeiro, CTMVida, 2021.</text:span></text:p>
      <text:bibliography text:style-name="Sect1" text:protected="true" text:name="Bibliography1">
        <text:bibliography-source>
          <text:index-title-template text:style-name="Bibliography_20_Heading">Bibliografi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style-name="Emphasis">, </text:index-entry-span>
            <text:index-entry-bibliography text:bibliography-data-field="title"/>
            <text:index-entry-span>. </text:index-entry-span>
            <text:index-entry-bibliography text:bibliography-data-field="edition"/>
            <text:index-entry-span>, </text:index-entry-span>
            <text:index-entry-bibliography text:bibliography-data-field="publisher"/>
            <text:index-entry-span>, </text:index-entry-span>
            <text:index-entry-bibliography text:bibliography-data-field="year"/>
            <text:index-entry-span>.</text:index-entry-spa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phy1_Head">
            <text:p text:style-name="P22">Bibliografia</text:p>
          </text:index-title>
          <text:p text:style-name="P24">1: Nancy Pearcy<text:span text:style-name="Emphasis">, </text:span>Verdade Absoluta. 1ª Edição, Publicador X, 1999.</text:p>
        </text:index-body>
      </text:bibliography>
      <text:p text:style-name="P16"/>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Arial4"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5"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9</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31T18:18:09.817245088</meta:creation-date>
    <dc:title>CTM</dc:title>
    <meta:editing-duration>PT50S</meta:editing-duration>
    <meta:editing-cycles>2</meta:editing-cycles>
    <meta:generator>LibreOffice/6.4.7.2$Linux_X86_64 LibreOffice_project/40$Build-2</meta:generator>
    <dc:date>2021-12-31T18:18:59.730814011</dc:date>
    <meta:document-statistic meta:table-count="0" meta:image-count="5" meta:object-count="0" meta:page-count="9" meta:paragraph-count="31" meta:word-count="1660" meta:character-count="10251" meta:non-whitespace-character-count="8605"/>
    <meta:template xlink:type="simple" xlink:actuate="onRequest" xlink:title="CTM" xlink:href="../../../../Templates/CTM.ott" meta:date="2021-12-31T18:18:09.357921112"/>
  </office:meta>
</office:document-meta>
</file>